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'ＭＳ Ｐゴシック', 'ＭＳ ゴシック', Osaka, 'MS PGothic', sans-serif"/>
    <style:font-face style:name="Georgia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0bfa12" officeooo:paragraph-rsid="0014ba2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Georgia" fo:font-size="12pt" officeooo:rsid="000d0e14" officeooo:paragraph-rsid="000d0e14" style:font-size-asian="12pt" style:font-size-complex="12pt"/>
    </style:style>
    <style:style style:name="P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paragraph-rsid="000d0e1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d0e14" officeooo:paragraph-rsid="000d0e1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5d05b" officeooo:paragraph-rsid="0015d05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5d05b" officeooo:paragraph-rsid="001772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0bfa12" officeooo:paragraph-rsid="000d0e14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bfa12" officeooo:paragraph-rsid="0015d05b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5d05b" officeooo:paragraph-rsid="0015d05b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style:font-name="Liberation Serif" fo:font-size="12pt" fo:font-weight="normal" officeooo:rsid="000bfa12" officeooo:paragraph-rsid="000bfa1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paragraph-rsid="000d0e14" style:font-size-asian="12pt" style:font-weight-asian="normal" style:font-size-complex="12pt" style:font-weight-complex="normal"/>
    </style:style>
    <style:style style:name="T1" style:family="text">
      <style:text-properties officeooo:rsid="000d0e14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17aad3"/>
    </style:style>
    <style:style style:name="T4" style:family="text">
      <style:text-properties officeooo:rsid="0012d3e4"/>
    </style:style>
    <style:style style:name="T5" style:family="text">
      <style:text-properties style:font-name="Liberation Serif" style:text-underline-style="none" fo:font-weight="normal" style:font-weight-asian="normal" style:font-weight-complex="normal"/>
    </style:style>
    <style:style style:name="T6" style:family="text">
      <style:text-properties officeooo:rsid="001607a9"/>
    </style:style>
    <style:style style:name="T7" style:family="text">
      <style:text-properties officeooo:rsid="00177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Titlepage for: </text:span>GNUS-D-16-00040</text:p>
      <text:p text:style-name="P2"/>
      <text:p text:style-name="P1">Title: A unified framework of demographic time</text:p>
      <text:p text:style-name="P13"/>
      <text:p text:style-name="P13">Authors:</text:p>
      <text:p text:style-name="P13">Tim Riffe <text:span text:style-name="T4">(corresponding)</text:span></text:p>
      <text:p text:style-name="P4">Max Planck Institute for Demographic Research </text:p>
      <text:p text:style-name="P4">Konrad-Zuse-Str. 1</text:p>
      <text:p text:style-name="P4">18057 Rostock</text:p>
      <text:p text:style-name="P4">Germany </text:p>
      <text:p text:style-name="P4"/>
      <text:p text:style-name="P3"><text:a xlink:type="simple" xlink:href="mailto:riffe@demogr.mpg.de"><text:span text:style-name="T5">riffe@demogr.mpg.de</text:span></text:a></text:p>
      <text:p text:style-name="P5">tel: +49 176 232 858 45</text:p>
      <text:p text:style-name="P4"><text:span text:style-name="T1">fax: </text:span><text:span text:style-name="T2">+49 381 2081 - 280</text:span></text:p>
      <text:p text:style-name="P14"/>
      <text:p text:style-name="P13">Jonas Schöley</text:p>
      <text:p text:style-name="P7"><text:span text:style-name="T2">Department of Public Health, University of Southern Denmark &amp;</text:span><text:line-break/><text:span text:style-name="T2">Max-Planck Odense Center on the Biodemography of Aging<text:line-break/>J.B. Winsløws Vej 9B, 2nd floor</text:span></text:p>
      <text:p text:style-name="P11">DK-5000 Odense C, Denmark</text:p>
      <text:p text:style-name="P12">jschoeley@health.sdu.dk </text:p>
      <text:p text:style-name="P8"/>
      <text:p text:style-name="P13">Francisco Villavicencio </text:p>
      <text:p text:style-name="P6"><text:span text:style-name="T2">Department of Mathematics and Computer Science, University of Southern Denmark</text:span><text:line-break/><text:span text:style-name="T2">&amp; Max-Planck Odense Center on the Biodemography of Aging</text:span><text:line-break/><text:span text:style-name="T2">Campusvej 55,</text:span><text:line-break/><text:span text:style-name="T2">5230 Odense M, Denmark.</text:span></text:p>
      <text:p text:style-name="P10"/>
      <text:p text:style-name="P9"><text:span text:style-name="T7">f</text:span>villavicencio@health.sdu.d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'ＭＳ Ｐゴシック', 'ＭＳ ゴシック', Osaka, 'MS PGothic', sans-serif"/>
    <style:font-face style:name="Georgia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Riffe</meta:initial-creator>
    <meta:creation-date>2015-11-04T17:32:30.596896955</meta:creation-date>
    <dc:date>2017-07-04T18:37:40.668357837</dc:date>
    <dc:creator>Tim Riffe</dc:creator>
    <meta:editing-duration>PT19M5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96" meta:character-count="695" meta:non-whitespace-character-count="612"/>
  </office:meta>
</office:document-meta>
</file>